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Goudy Old Style" svg:font-family="'Goudy Old Style'" style:font-family-generic="roman" style:font-pitch="variable"/>
    <style:font-face style:name="Times New Roman" svg:font-family="'Times New Roman'" style:font-family-generic="roman" style:font-pitch="variable"/>
    <style:font-face style:name="Times Roman" svg:font-family="'Times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P1" style:family="paragraph" style:parent-style-name="Standard">
      <style:paragraph-properties fo:line-height="115%"/>
    </style:style>
    <style:style style:name="P2" style:family="paragraph" style:parent-style-name="Header">
      <style:paragraph-properties fo:line-height="115%"/>
      <style:text-properties style:font-name="Times Roman" style:font-name-complex="Times New Roman"/>
    </style:style>
    <style:style style:name="P3" style:family="paragraph" style:parent-style-name="Standard" style:master-page-name="MP0">
      <style:paragraph-properties fo:line-height="115%" fo:text-align="center" style:justify-single-word="false" style:page-number="auto" fo:break-before="page"/>
      <style:text-properties style:font-name="Times Roman" fo:font-weight="bold" style:font-weight-asian="bold" style:font-name-complex="Times New Roman"/>
    </style:style>
    <style:style style:name="P4" style:family="paragraph" style:parent-style-name="Standard">
      <style:paragraph-properties fo:line-height="115%"/>
      <style:text-properties style:font-name="Times Roman" style:font-name-complex="Times New Roman"/>
    </style:style>
    <style:style style:name="P5" style:family="paragraph" style:parent-style-name="Standard">
      <style:paragraph-properties fo:line-height="115%" fo:text-align="center" style:justify-single-word="false"/>
      <style:text-properties style:font-name="Times Roman" style:font-name-complex="Times New Roman"/>
    </style:style>
    <style:style style:name="P6" style:family="paragraph" style:parent-style-name="Standard">
      <style:paragraph-properties fo:line-height="115%"/>
      <style:text-properties style:font-name="Times Roman" fo:font-weight="bold" style:font-weight-asian="bold" style:font-name-complex="Times New Roman"/>
    </style:style>
    <style:style style:name="T1" style:family="text">
      <style:text-properties style:font-name="Goudy Old Style" style:font-name-complex="Times New Roman"/>
    </style:style>
    <style:style style:name="T2" style:family="text">
      <style:text-properties style:font-name="Goudy Old Style" fo:font-style="italic" style:font-style-asian="italic" style:font-name-complex="Times New Roman"/>
    </style:style>
    <style:style style:name="T3" style:family="text">
      <style:text-properties style:font-name-complex="Times New Roman"/>
    </style:style>
    <style:style style:name="T4" style:family="text">
      <style:text-properties fo:font-style="italic" style:font-style-asian="italic" style:font-name-complex="Times New Roman"/>
    </style:style>
    <style:style style:name="T5" style:family="text">
      <style:text-properties style:font-name="Times Roman" style:font-name-complex="Times New Roman"/>
    </style:style>
    <style:style style:name="T6" style:family="text">
      <style:text-properties style:font-name="Times Roman" fo:font-style="italic" style:font-style-asian="italic" style:font-name-complex="Times New Roman"/>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How the Civil War Changed America</text:p>
      <text:p text:style-name="P5"/>
      <text:p text:style-name="P4"><text:tab/>Dear President Lincoln,</text:p>
      <text:p text:style-name="P4"/>
      <text:p text:style-name="P1"><text:span text:style-name="Default_20_Paragraph_20_Font"><text:span text:style-name="T5"><text:tab/>Since you left us in 1865, there have been numerous ways the present day has changed from the time of your presidency. <text:s/>For one example, the Voting Rights Act of 1965, which allowed for all people in this nation to have the right to vote, mainly focusing on the Black citizens. You might be telling yourself “Blacks are not citizens of the United States,” well The Civil Rights Act of 1866, a year after your death, affirmed that all residence of the U.S. would be, without discrimination, citizens. One of the most influential Civil Rights activist that comes to mind is Dr. Martin Luther King Jr. His heroic works to fight for, what we call Blacks today, African-Americans were some of the most important during the Civil Rights Movement. <text:s/>An example of his actions that truly proved his temerity was when King drew a crowd of approximately 200,000 people to experience one of the most famous speeches in American history, Dr. King’s </text:span></text:span><text:span text:style-name="Default_20_Paragraph_20_Font"><text:span text:style-name="T6">I Had a Dream</text:span></text:span><text:span text:style-name="Default_20_Paragraph_20_Font"><text:span text:style-name="T5"> speech. <text:s/>He talks about how all people should be treated equally in all circumstances, it showed how persistent King really was for this nation-wide epidemic, Dr. King craved for diversity in this testimony to the public, and this moving speech revealed how much Blacks wished to unite with their fellow neighbors without fear of major consequences as an end result. There are still steps to overcome, but we have drastically changed since your time in office. <text:s/></text:span></text:span></text:p>
      <text:p text:style-name="P6"/>
      <text:p text:style-name="P4"><text:tab/>From the time of 1783, this country has always had racism, and it still exists today. <text:s/>In some ways, racism has become even worse than it was in the 1900’s. <text:s/>Between 2003 and 2009, there have been an average of 410 arrest-related deaths. Within that span, 5.58 out of 7.23 million of those deaths were on Black or Hispanic people. <text:s/>To add on to the still existing racism, a fraternity by the name of Sigma Alpha Epsilon, at the University of Oklahoma, was chanting a very racist “song” on a bus. This wasn’t the first time that the fraternity was caught doing something racist, their frat mom was once seen chanting the N-word multiple times as well. <text:s/>There are definitely people who still think like the men of your time, and there are still problems with our society today, but we continue to attempt to prevent the racist problems that are still standing in America today.</text:p>
      <text:p text:style-name="P4"/>
      <text:p text:style-name="P4"><text:tab/>President Lincoln, in The Gettysburg Address, you stated that “our fathers brought forth on this continent, a new nation, conceived in Liberty, and dedicated to the proposition that all men are created equal.” <text:s/>My generation, and all before me, are obligated to live out this revolutionary statement that you yourself proposed, that we must live out what this country was originally based upon, liberty, justice, and most of all equality. I can face up to these challenges in order to do what you ask of us. <text:s/>Weather it is to speak my mind, hold rallies, and protest or if it is to simply tell someone not to say an offensive racial slur. <text:s/>Every bit counts on the pathway to eliminating racism and it all started with you and the good people of the early American Government. </text:p>
      <text:p text:style-name="P4"><text:tab/><text:tab/><text:tab/><text:tab/><text:tab/><text:tab/><text:tab/><text:tab/><text:tab/>Sincerely, </text:p>
      <text:p text:style-name="P1"><text:span text:style-name="Default_20_Paragraph_20_Font"><text:span text:style-name="T5"><text:tab/><text:tab/><text:tab/><text:tab/><text:tab/><text:tab/><text:tab/><text:tab/><text:tab/>Marcus Stevens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Goudy Old Style" svg:font-family="'Goudy Old Style'" style:font-family-generic="roman" style:font-pitch="variable"/>
    <style:font-face style:name="Times New Roman" svg:font-family="'Times New Roman'" style:font-family-generic="roman" style:font-pitch="variable"/>
    <style:font-face style:name="Times Roman" svg:font-family="'Times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style:default-style style:family="graphic">
      <style:graphic-properties draw:stroke="solid" svg:stroke-width="0.0138in" svg:stroke-color="#41719c" draw:stroke-linejoin="miter" draw:fill-color="#5b9bd5"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Arial"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fo:hyphenate="false" fo:hyphenation-remain-char-count="0" fo:hyphenation-push-char-count="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paragraph-properties fo:line-height="115%"/>
      <style:text-properties style:font-name="Times Roman" style:font-name-complex="Times New Roman"/>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874in" fo:margin-right="0.7874in" style:writing-mode="lr-tb" style:footnote-max-height="0in">
        <style:footnote-sep style:width="0.0071in" style:adjustment="left" style:rel-width="33%" style:color="#000000"/>
      </style:page-layout-properties>
      <style:header-style>
        <style:header-footer-properties fo:min-height="0.2874in" fo:margin-left="0in" fo:margin-right="0in" fo:margin-bottom="0in" style:dynamic-spacing="true"/>
      </style:header-style>
      <style:footer-style/>
    </style:page-layout>
  </office:automatic-styles>
  <office:master-styles>
    <style:master-page style:name="Standard" style:page-layout-name="Mpm1"/>
    <style:master-page style:name="MP0" style:page-layout-name="Mpm2">
      <style:header>
        <text:p text:style-name="MP1">Marcus Stevens </text:p>
        <text:p text:style-name="MP1">May 26, 2015</text:p>
        <text:p text:style-name="MP1">Social Studies <text: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2014.6$Unix OpenOffice.org_project/</meta:generator>
    <dc:title/>
    <meta:initial-creator>taylorbrandi95</meta:initial-creator>
    <meta:creation-date>2015-05-25T18:11:00Z</meta:creation-date>
    <dc:date>2015-05-26T08:15:05</dc:date>
    <meta:editing-cycles>3</meta:editing-cycles>
    <meta:editing-duration>PT00H01M29S</meta:editing-duration>
    <meta:print-date>2015-05-26T08:14:31</meta:print-date>
    <meta:document-statistic meta:table-count="0" meta:image-count="0" meta:object-count="0" meta:page-count="1" meta:paragraph-count="10" meta:word-count="556" meta:character-count="3210"/>
    <meta:template xlink:type="simple" xlink:actuate="onRequest" xlink:title="" xlink:href="Normal"/>
  </office:meta>
</office:document-meta>
</file>